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rlin52" table:style-name="ta1">
        <table:shapes>
          <draw:frame draw:z-index="0" draw:style-name="gr1" draw:text-style-name="P1" svg:width="10.739in" svg:height="6.0445in" svg:x="5.1165in" svg:y="0.1673in">
            <draw:object draw:notify-on-update-of-ranges="berlin52.A3:berlin52.A8 berlin52.C3:berlin52.C8 berlin52.A3:berlin52.A8 berlin52.E3:berlin52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n-locally</text:p>
          </table:table-cell>
          <table:table-cell table:number-columns-repeated="2"/>
          <table:table-cell office:value-type="string" calcext:value-type="string">
            <text:p>Locally</text:p>
          </table:table-cell>
          <table:table-cell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50439590026508" calcext:value-type="float">
            <text:p>0.065043959002651</text:p>
          </table:table-cell>
          <table:table-cell office:value-type="float" office:value="13702" calcext:value-type="float">
            <text:p>13702</text:p>
          </table:table-cell>
          <table:table-cell office:value-type="float" office:value="8.4931675379994" calcext:value-type="float">
            <text:p>8.4931675379994</text:p>
          </table:table-cell>
          <table:table-cell office:value-type="float" office:value="8827" calcext:value-type="float">
            <text:p>88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9151577995799" calcext:value-type="float">
            <text:p>0.129151577995799</text:p>
          </table:table-cell>
          <table:table-cell office:value-type="float" office:value="11892" calcext:value-type="float">
            <text:p>11892</text:p>
          </table:table-cell>
          <table:table-cell office:value-type="float" office:value="15.3628772930024" calcext:value-type="float">
            <text:p>15.3628772930024</text:p>
          </table:table-cell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03862961001869" calcext:value-type="float">
            <text:p>0.303862961001869</text:p>
          </table:table-cell>
          <table:table-cell office:value-type="float" office:value="11474" calcext:value-type="float">
            <text:p>11474</text:p>
          </table:table-cell>
          <table:table-cell office:value-type="float" office:value="35.2616865279997" calcext:value-type="float">
            <text:p>35.2616865279997</text:p>
          </table:table-cell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9317959998152" calcext:value-type="float">
            <text:p>0.639317959998152</text:p>
          </table:table-cell>
          <table:table-cell office:value-type="float" office:value="11249" calcext:value-type="float">
            <text:p>11249</text:p>
          </table:table-cell>
          <table:table-cell office:value-type="float" office:value="73.1237005959993" calcext:value-type="float">
            <text:p>73.1237005959993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2100234800018" calcext:value-type="float">
            <text:p>1.22100234800018</text:p>
          </table:table-cell>
          <table:table-cell office:value-type="float" office:value="10886" calcext:value-type="float">
            <text:p>10886</text:p>
          </table:table-cell>
          <table:table-cell office:value-type="float" office:value="145.032084494007" calcext:value-type="float">
            <text:p>145.032084494007</text:p>
          </table:table-cell>
          <table:table-cell office:value-type="float" office:value="9101" calcext:value-type="float">
            <text:p>91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8617576300021" calcext:value-type="float">
            <text:p>2.8617576300021</text:p>
          </table:table-cell>
          <table:table-cell office:value-type="float" office:value="10479" calcext:value-type="float">
            <text:p>10479</text:p>
          </table:table-cell>
          <table:table-cell office:value-type="float" office:value="346.645818270001" calcext:value-type="float">
            <text:p>346.645818270001</text:p>
          </table:table-cell>
          <table:table-cell office:value-type="float" office:value="9295" calcext:value-type="float">
            <text:p>9295</text:p>
          </table:table-cell>
        </table:table-row>
      </table:table>
      <table:table table:name="kroA150" table:style-name="ta1">
        <table:shapes>
          <draw:frame draw:z-index="0" draw:style-name="gr1" draw:text-style-name="P1" svg:width="11.3705in" svg:height="6.4in" svg:x="5.1165in" svg:y="0.1673in">
            <draw:object draw:notify-on-update-of-ranges="kroA150.A3:kroA150.A8 kroA150.C3:kroA150.C8 kroA150.A3:kroA150.A8 kroA150.E3:kroA150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n-locally</text:p>
          </table:table-cell>
          <table:table-cell table:number-columns-repeated="2"/>
          <table:table-cell office:value-type="string" calcext:value-type="string">
            <text:p>Locally</text:p>
          </table:table-cell>
          <table:table-cell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53972860018257" calcext:value-type="float">
            <text:p>0.065397286001826</text:p>
          </table:table-cell>
          <table:table-cell office:value-type="float" office:value="124698" calcext:value-type="float">
            <text:p>124698</text:p>
          </table:table-cell>
          <table:table-cell office:value-type="float" office:value="28.4924198989975" calcext:value-type="float">
            <text:p>28.4924198989975</text:p>
          </table:table-cell>
          <table:table-cell office:value-type="float" office:value="54139" calcext:value-type="float">
            <text:p>541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40898197001661" calcext:value-type="float">
            <text:p>0.140898197001661</text:p>
          </table:table-cell>
          <table:table-cell office:value-type="float" office:value="107147" calcext:value-type="float">
            <text:p>107147</text:p>
          </table:table-cell>
          <table:table-cell office:value-type="float" office:value="51.8817164430002" calcext:value-type="float">
            <text:p>51.8817164430002</text:p>
          </table:table-cell>
          <table:table-cell office:value-type="float" office:value="46198" calcext:value-type="float">
            <text:p>461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31843173997186" calcext:value-type="float">
            <text:p>0.331843173997186</text:p>
          </table:table-cell>
          <table:table-cell office:value-type="float" office:value="90286" calcext:value-type="float">
            <text:p>90286</text:p>
          </table:table-cell>
          <table:table-cell office:value-type="float" office:value="117.439747144999" calcext:value-type="float">
            <text:p>117.439747144999</text:p>
          </table:table-cell>
          <table:table-cell office:value-type="float" office:value="47615" calcext:value-type="float">
            <text:p>476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9865669996652" calcext:value-type="float">
            <text:p>0.639865669996652</text:p>
          </table:table-cell>
          <table:table-cell office:value-type="float" office:value="72700" calcext:value-type="float">
            <text:p>72700</text:p>
          </table:table-cell>
          <table:table-cell office:value-type="float" office:value="235.331891455004" calcext:value-type="float">
            <text:p>235.331891455004</text:p>
          </table:table-cell>
          <table:table-cell office:value-type="float" office:value="42867" calcext:value-type="float">
            <text:p>428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5326908599527" calcext:value-type="float">
            <text:p>1.25326908599527</text:p>
          </table:table-cell>
          <table:table-cell office:value-type="float" office:value="62668" calcext:value-type="float">
            <text:p>62668</text:p>
          </table:table-cell>
          <table:table-cell office:value-type="float" office:value="453.914512160998" calcext:value-type="float">
            <text:p>453.914512160998</text:p>
          </table:table-cell>
          <table:table-cell office:value-type="float" office:value="39950" calcext:value-type="float">
            <text:p>3995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99591653200332" calcext:value-type="float">
            <text:p>2.99591653200332</text:p>
          </table:table-cell>
          <table:table-cell office:value-type="float" office:value="52525" calcext:value-type="float">
            <text:p>52525</text:p>
          </table:table-cell>
          <table:table-cell office:value-type="float" office:value="1143.687114224" calcext:value-type="float">
            <text:p>1143.687114224</text:p>
          </table:table-cell>
          <table:table-cell office:value-type="float" office:value="38195" calcext:value-type="float">
            <text:p>38195</text:p>
          </table:table-cell>
        </table:table-row>
      </table:table>
      <table:table table:name="att532" table:style-name="ta1">
        <table:shapes>
          <draw:frame draw:z-index="0" draw:style-name="gr1" draw:text-style-name="P1" svg:width="10.6122in" svg:height="5.9732in" svg:x="5.1165in" svg:y="0.1673in">
            <draw:object draw:notify-on-update-of-ranges="att532.A3:att532.A8 att532.C3:att532.C8 att532.A3:att532.A8 att532.E3:att532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n-locally</text:p>
          </table:table-cell>
          <table:table-cell table:number-columns-repeated="2"/>
          <table:table-cell office:value-type="string" calcext:value-type="string">
            <text:p>Locally</text:p>
          </table:table-cell>
          <table:table-cell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04442529968219" calcext:value-type="float">
            <text:p>0.070444252996822</text:p>
          </table:table-cell>
          <table:table-cell office:value-type="float" office:value="251911" calcext:value-type="float">
            <text:p>251911</text:p>
          </table:table-cell>
          <table:table-cell office:value-type="float" office:value="148.454055278999" calcext:value-type="float">
            <text:p>148.454055278999</text:p>
          </table:table-cell>
          <table:table-cell office:value-type="float" office:value="88133" calcext:value-type="float">
            <text:p>881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43816156996763" calcext:value-type="float">
            <text:p>0.143816156996763</text:p>
          </table:table-cell>
          <table:table-cell office:value-type="float" office:value="220147" calcext:value-type="float">
            <text:p>220147</text:p>
          </table:table-cell>
          <table:table-cell office:value-type="float" office:value="281.646525919001" calcext:value-type="float">
            <text:p>281.646525919001</text:p>
          </table:table-cell>
          <table:table-cell office:value-type="float" office:value="79743" calcext:value-type="float">
            <text:p>797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44963270996232" calcext:value-type="float">
            <text:p>0.344963270996232</text:p>
          </table:table-cell>
          <table:table-cell office:value-type="float" office:value="177852" calcext:value-type="float">
            <text:p>177852</text:p>
          </table:table-cell>
          <table:table-cell office:value-type="float" office:value="642.891131853998" calcext:value-type="float">
            <text:p>642.891131853998</text:p>
          </table:table-cell>
          <table:table-cell office:value-type="float" office:value="67899" calcext:value-type="float">
            <text:p>678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83939553004166" calcext:value-type="float">
            <text:p>0.683939553004166</text:p>
          </table:table-cell>
          <table:table-cell office:value-type="float" office:value="149471" calcext:value-type="float">
            <text:p>149471</text:p>
          </table:table-cell>
          <table:table-cell office:value-type="float" office:value="1341.952847235" calcext:value-type="float">
            <text:p>1341.952847235</text:p>
          </table:table-cell>
          <table:table-cell office:value-type="float" office:value="58943" calcext:value-type="float">
            <text:p>5894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35774847200082" calcext:value-type="float">
            <text:p>1.35774847200082</text:p>
          </table:table-cell>
          <table:table-cell office:value-type="float" office:value="119480" calcext:value-type="float">
            <text:p>119480</text:p>
          </table:table-cell>
          <table:table-cell office:value-type="float" office:value="2536.998497817" calcext:value-type="float">
            <text:p>2536.998497817</text:p>
          </table:table-cell>
          <table:table-cell office:value-type="float" office:value="58168" calcext:value-type="float">
            <text:p>581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30972805000056" calcext:value-type="float">
            <text:p>3.30972805000056</text:p>
          </table:table-cell>
          <table:table-cell office:value-type="float" office:value="106010" calcext:value-type="float">
            <text:p>106010</text:p>
          </table:table-cell>
          <table:table-cell office:value-type="float" office:value="6367.22342449299" calcext:value-type="float">
            <text:p>6367.22342449299</text:p>
          </table:table-cell>
          <table:table-cell office:value-type="float" office:value="48210" calcext:value-type="float">
            <text:p>48210</text:p>
          </table:table-cell>
        </table:table-row>
      </table:table>
      <table:table table:name="dsj1000" table:style-name="ta1">
        <table:shapes>
          <draw:frame draw:z-index="0" draw:style-name="gr1" draw:text-style-name="P1" svg:width="10.6122in" svg:height="5.9732in" svg:x="5.1165in" svg:y="0.1673in">
            <draw:object draw:notify-on-update-of-ranges="dsj1000.A3:dsj1000.A8 dsj1000.C3:dsj1000.C8 dsj1000.A3:dsj1000.A8 dsj1000.E3:dsj1000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n-locally</text:p>
          </table:table-cell>
          <table:table-cell table:number-columns-repeated="2"/>
          <table:table-cell office:value-type="string" calcext:value-type="string">
            <text:p>Locally</text:p>
          </table:table-cell>
          <table:table-cell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57386080003926" calcext:value-type="float">
            <text:p>0.075738608000393</text:p>
          </table:table-cell>
          <table:table-cell office:value-type="float" office:value="425553743" calcext:value-type="float">
            <text:p>425553743</text:p>
          </table:table-cell>
          <table:table-cell office:value-type="float" office:value="385.474643915004" calcext:value-type="float">
            <text:p>385.474643915004</text:p>
          </table:table-cell>
          <table:table-cell office:value-type="float" office:value="121134914" calcext:value-type="float">
            <text:p>1211349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58572533997358" calcext:value-type="float">
            <text:p>0.158572533997358</text:p>
          </table:table-cell>
          <table:table-cell office:value-type="float" office:value="361935360" calcext:value-type="float">
            <text:p>361935360</text:p>
          </table:table-cell>
          <table:table-cell office:value-type="float" office:value="796.938144678999" calcext:value-type="float">
            <text:p>796.938144678999</text:p>
          </table:table-cell>
          <table:table-cell office:value-type="float" office:value="96248365" calcext:value-type="float">
            <text:p>962483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7613916999544" calcext:value-type="float">
            <text:p>0.37613916999544</text:p>
          </table:table-cell>
          <table:table-cell office:value-type="float" office:value="284654038" calcext:value-type="float">
            <text:p>284654038</text:p>
          </table:table-cell>
          <table:table-cell office:value-type="float" office:value="1685.47907468" calcext:value-type="float">
            <text:p>1685.47907468</text:p>
          </table:table-cell>
          <table:table-cell office:value-type="float" office:value="86357948" calcext:value-type="float">
            <text:p>863579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67663960999926" calcext:value-type="float">
            <text:p>0.767663960999926</text:p>
          </table:table-cell>
          <table:table-cell office:value-type="float" office:value="225253927" calcext:value-type="float">
            <text:p>225253927</text:p>
          </table:table-cell>
          <table:table-cell office:value-type="float" office:value="3377.81131206" calcext:value-type="float">
            <text:p>3377.81131206</text:p>
          </table:table-cell>
          <table:table-cell office:value-type="float" office:value="85230387" calcext:value-type="float">
            <text:p>8523038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2742205800314" calcext:value-type="float">
            <text:p>1.52742205800314</text:p>
          </table:table-cell>
          <table:table-cell office:value-type="float" office:value="207681023" calcext:value-type="float">
            <text:p>207681023</text:p>
          </table:table-cell>
          <table:table-cell office:value-type="float" office:value="6457.654710725" calcext:value-type="float">
            <text:p>6457.654710725</text:p>
          </table:table-cell>
          <table:table-cell office:value-type="float" office:value="89117098" calcext:value-type="float">
            <text:p>891170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62629662699328" calcext:value-type="float">
            <text:p>3.62629662699328</text:p>
          </table:table-cell>
          <table:table-cell office:value-type="float" office:value="168215729" calcext:value-type="float">
            <text:p>168215729</text:p>
          </table:table-cell>
          <table:table-cell office:value-type="float" office:value="16321.237872927" calcext:value-type="float">
            <text:p>16321.237872927</text:p>
          </table:table-cell>
          <table:table-cell office:value-type="float" office:value="88224959" calcext:value-type="float">
            <text:p>88224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6:47:33.15441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0:57:51.128708825</meta:creation-date>
    <dc:date>2022-05-23T17:32:34.333774854</dc:date>
    <meta:editing-duration>PT5M47S</meta:editing-duration>
    <meta:editing-cycles>2</meta:editing-cycles>
    <meta:generator>LibreOffice/6.4.7.2$Linux_X86_64 LibreOffice_project/40$Build-2</meta:generator>
    <meta:document-statistic meta:table-count="4" meta:cell-count="14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78cm" svg:height="15.354cm" xlink:href=".." xlink:type="simple" chart:class="chart:scatter" chart:style-name="ch1">
        <chart:legend chart:legend-position="end" svg:x="24.399cm" svg:y="7.129cm" style:legend-expansion="high" chart:style-name="ch2"/>
        <chart:plot-area chart:style-name="ch3" table:cell-range-address="berlin52.A3:berlin52.A8 berlin52.C3:berlin52.C8 berlin52.E3:berlin52.E8" chart:data-source-has-labels="row" svg:x="0.545cm" svg:y="0.307cm" svg:width="23.309cm" svg:height="14.74cm">
          <chartooo:coordinate-region svg:x="1.537cm" svg:y="0.506cm" svg:width="21.667cm" svg:height="13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rlin52.C3:berlin52.C8" loext:label-string="nonlocally" chart:class="chart:scatter">
            <chart:domain table:cell-range-address="berlin52.A3:berlin52.A8"/>
            <chart:data-point chart:repeated="6"/>
          </chart:series>
          <chart:series chart:style-name="ch7" chart:values-cell-range-address="berlin52.E3:berlin52.E8" loext:label-string="locally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locally</text:p>
              </table:table-cell>
              <table:table-cell office:value-type="string">
                <text:p>local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erlin52.A3:berlin52.A8</svg:desc>
                </draw:g>
              </table:table-cell>
              <table:table-cell office:value-type="float" office:value="13702">
                <text:p>13702</text:p>
                <draw:g>
                  <svg:desc>berlin52.C3:berlin52.C8</svg:desc>
                </draw:g>
              </table:table-cell>
              <table:table-cell office:value-type="float" office:value="8827">
                <text:p>8827</text:p>
                <draw:g>
                  <svg:desc>berlin52.E3:berlin52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1892">
                <text:p>11892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1474">
                <text:p>11474</text:p>
              </table:table-cell>
              <table:table-cell office:value-type="float" office:value="9338">
                <text:p>9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1249">
                <text:p>11249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0886">
                <text:p>10886</text:p>
              </table:table-cell>
              <table:table-cell office:value-type="float" office:value="9101">
                <text:p>9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0479">
                <text:p>10479</text:p>
              </table:table-cell>
              <table:table-cell office:value-type="float" office:value="9295">
                <text:p>9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82cm" svg:height="16.257cm" xlink:href=".." xlink:type="simple" chart:class="chart:scatter" chart:style-name="ch1">
        <chart:legend chart:legend-position="end" svg:x="26.003cm" svg:y="7.58cm" style:legend-expansion="high" chart:style-name="ch2"/>
        <chart:plot-area chart:style-name="ch3" table:cell-range-address="kroA150.A3:kroA150.A8 kroA150.C3:kroA150.C8 kroA150.E3:kroA150.E8" chart:data-source-has-labels="row" svg:x="0.577cm" svg:y="0.325cm" svg:width="24.849cm" svg:height="15.607cm">
          <chartooo:coordinate-region svg:x="1.754cm" svg:y="0.524cm" svg:width="23.023cm" svg:height="14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roA150.C3:kroA150.C8" loext:label-string="nonlocally" chart:class="chart:scatter">
            <chart:domain table:cell-range-address="kroA150.A3:kroA150.A8"/>
            <chart:data-point chart:repeated="6"/>
          </chart:series>
          <chart:series chart:style-name="ch7" chart:values-cell-range-address="kroA150.E3:kroA150.E8" loext:label-string="locallyy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locally</text:p>
              </table:table-cell>
              <table:table-cell office:value-type="string">
                <text:p>locally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kroA150.A3:kroA150.A8</svg:desc>
                </draw:g>
              </table:table-cell>
              <table:table-cell office:value-type="float" office:value="124698">
                <text:p>124698</text:p>
                <draw:g>
                  <svg:desc>kroA150.C3:kroA150.C8</svg:desc>
                </draw:g>
              </table:table-cell>
              <table:table-cell office:value-type="float" office:value="54139">
                <text:p>54139</text:p>
                <draw:g>
                  <svg:desc>kroA150.E3:kroA150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7147">
                <text:p>107147</text:p>
              </table:table-cell>
              <table:table-cell office:value-type="float" office:value="46198">
                <text:p>4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90286">
                <text:p>90286</text:p>
              </table:table-cell>
              <table:table-cell office:value-type="float" office:value="47615">
                <text:p>47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72700">
                <text:p>72700</text:p>
              </table:table-cell>
              <table:table-cell office:value-type="float" office:value="42867">
                <text:p>42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62668">
                <text:p>62668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52525">
                <text:p>52525</text:p>
              </table:table-cell>
              <table:table-cell office:value-type="float" office:value="38195">
                <text:p>38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56cm" svg:height="15.173cm" xlink:href=".." xlink:type="simple" chart:class="chart:scatter" chart:style-name="ch1">
        <chart:legend chart:legend-position="end" svg:x="24.077cm" svg:y="7.038cm" style:legend-expansion="high" chart:style-name="ch2"/>
        <chart:plot-area chart:style-name="ch3" table:cell-range-address="att532.A3:att532.A8 att532.C3:att532.C8 att532.E3:att532.E8" chart:data-source-has-labels="row" svg:x="0.539cm" svg:y="0.303cm" svg:width="22.999cm" svg:height="14.567cm">
          <chartooo:coordinate-region svg:x="1.901cm" svg:y="0.502cm" svg:width="21.172cm" svg:height="13.7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tt532.C3:att532.C8" loext:label-string="nonlocally" chart:class="chart:scatter">
            <chart:domain table:cell-range-address="att532.A3:att532.A8"/>
            <chart:data-point chart:repeated="6"/>
          </chart:series>
          <chart:series chart:style-name="ch7" chart:values-cell-range-address="att532.E3:att532.E8" loext:label-string="locally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locally</text:p>
              </table:table-cell>
              <table:table-cell office:value-type="string">
                <text:p>local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tt532.A3:att532.A8</svg:desc>
                </draw:g>
              </table:table-cell>
              <table:table-cell office:value-type="float" office:value="251911">
                <text:p>251911</text:p>
                <draw:g>
                  <svg:desc>att532.C3:att532.C8</svg:desc>
                </draw:g>
              </table:table-cell>
              <table:table-cell office:value-type="float" office:value="88133">
                <text:p>88133</text:p>
                <draw:g>
                  <svg:desc>att532.E3:att532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20147">
                <text:p>220147</text:p>
              </table:table-cell>
              <table:table-cell office:value-type="float" office:value="79743">
                <text:p>79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77852">
                <text:p>177852</text:p>
              </table:table-cell>
              <table:table-cell office:value-type="float" office:value="67899">
                <text:p>67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49471">
                <text:p>149471</text:p>
              </table:table-cell>
              <table:table-cell office:value-type="float" office:value="58943">
                <text:p>58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19480">
                <text:p>119480</text:p>
              </table:table-cell>
              <table:table-cell office:value-type="float" office:value="58168">
                <text:p>58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06010">
                <text:p>106010</text:p>
              </table:table-cell>
              <table:table-cell office:value-type="float" office:value="48210">
                <text:p>482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56cm" svg:height="15.173cm" xlink:href=".." xlink:type="simple" chart:class="chart:scatter" chart:style-name="ch1">
        <chart:legend chart:legend-position="end" svg:x="24.104cm" svg:y="7.038cm" style:legend-expansion="high" chart:style-name="ch2"/>
        <chart:plot-area chart:style-name="ch3" table:cell-range-address="dsj1000.A3:dsj1000.A8 dsj1000.C3:dsj1000.C8 dsj1000.E3:dsj1000.E8" svg:x="0.539cm" svg:y="0.303cm" svg:width="23.026cm" svg:height="14.567cm">
          <chartooo:coordinate-region svg:x="2.457cm" svg:y="0.502cm" svg:width="20.644cm" svg:height="13.7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sj1000.C3:dsj1000.C8" chart:class="chart:scatter">
            <chart:domain table:cell-range-address="dsj1000.A3:dsj1000.A8"/>
            <chart:data-point chart:repeated="6"/>
          </chart:series>
          <chart:series chart:style-name="ch7" chart:values-cell-range-address="dsj1000.E3:dsj1000.E8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dsj1000.A3:dsj1000.A8</svg:desc>
                </draw:g>
              </table:table-cell>
              <table:table-cell office:value-type="float" office:value="425553743">
                <text:p>425553743</text:p>
                <draw:g>
                  <svg:desc>dsj1000.C3:dsj1000.C8</svg:desc>
                </draw:g>
              </table:table-cell>
              <table:table-cell office:value-type="float" office:value="121134914">
                <text:p>121134914</text:p>
                <draw:g>
                  <svg:desc>dsj1000.E3:dsj1000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61935360">
                <text:p>361935360</text:p>
              </table:table-cell>
              <table:table-cell office:value-type="float" office:value="96248365">
                <text:p>9624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84654038">
                <text:p>284654038</text:p>
              </table:table-cell>
              <table:table-cell office:value-type="float" office:value="86357948">
                <text:p>86357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25253927">
                <text:p>225253927</text:p>
              </table:table-cell>
              <table:table-cell office:value-type="float" office:value="85230387">
                <text:p>85230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07681023">
                <text:p>207681023</text:p>
              </table:table-cell>
              <table:table-cell office:value-type="float" office:value="89117098">
                <text:p>89117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168215729">
                <text:p>168215729</text:p>
              </table:table-cell>
              <table:table-cell office:value-type="float" office:value="88224959">
                <text:p>88224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